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4662e0" officeooo:paragraph-rsid="004662e0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text-line-through-typ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fo:margin-top="0cm" fo:margin-bottom="0cm" loext:contextual-spacing="false" style:line-height-at-least="0.503cm"/>
      <style:text-properties fo:color="#ce9178" style:font-name="Consolas" fo:font-size="10.5pt" fo:font-weight="normal" fo:background-color="#1e1e1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8c19" officeooo:paragraph-rsid="00478c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4662e0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6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dcdc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95749598" text:style-name="Outline">
        <text:list-item>
          <text:h text:style-name="P9" text:outline-level="1">Papas-<text:span text:style-name="T3">GO</text:span>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<text:span text:style-name="T3">6-10</text:span>-2018</text:p>
      <text:p text:style-name="Standard"/>
      <text:p text:style-name="P1"/>
      <text:p text:style-name="P1"/>
      <text:list xml:id="list132115763699636" text:continue-numbering="true" text:style-name="Outline">
        <text:list-item>
          <text:list>
            <text:list-item>
              <text:h text:style-name="P7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5">C</text:span><text:span text:style-name="T4">huletas</text:span></text:p>
          </table:table-cell>
          <table:table-cell table:style-name="Tabla1.B1" office:value-type="string">
            <text:p text:style-name="P2">https://brusbilis.com/chuletas/servidor/golang/</text:p>
          </table:table-cell>
        </table:table-row>
        <table:table-row>
          <table:table-cell table:style-name="Tabla1.A2" office:value-type="string">
            <text:p text:style-name="P8">types</text:p>
          </table:table-cell>
          <table:table-cell table:style-name="Tabla1.B2" office:value-type="string">
            <text:p text:style-name="P4">fmt.<text:span text:style-name="T6">Println</text:span>(reflect.<text:span text:style-name="T6">TypeOf</text:span>(f).<text:span text:style-name="T6">String</text:span>())</text:p>
            <text:p text:style-name="P6">"reflect"</text:p>
            <text:p text:style-name="P5"/>
            <text:p text:style-name="P10"/>
          </table:table-cell>
        </table:table-row>
      </table:table>
      <text:p text:style-name="Standard"/>
      <text:list xml:id="list1321169004970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44</meta:editing-cycles>
    <meta:creation-date>2018-03-07T12:45:00</meta:creation-date>
    <dc:date>2018-10-06T13:20:12.982000000</dc:date>
    <meta:editing-duration>P1DT12H52M16S</meta:editing-duration>
    <meta:generator>LibreOffice/6.1.0.3$Windows_X86_64 LibreOffice_project/efb621ed25068d70781dc026f7e9c5187a4decd1</meta:generator>
    <meta:document-statistic meta:table-count="1" meta:image-count="0" meta:object-count="0" meta:page-count="2" meta:paragraph-count="10" meta:word-count="19" meta:character-count="234" meta:non-whitespace-character-count="2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